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199cm" style:auto-text-indent="false" style:writing-mode="lr-tb"/>
      <style:text-properties style:font-name="Arial" fo:language="ru" fo:country="RU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199cm" style:auto-text-indent="false" style:text-autospace="none" style:writing-mode="lr-tb"/>
      <style:text-properties style:font-name="Arial" fo:language="ru" fo:country="RU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199cm" style:auto-text-indent="false" style:text-autospace="none" style:writing-mode="lr-tb"/>
      <style:text-properties style:font-name="Arial" fo:language="ru" fo:country="RU" officeooo:rsid="0026dec1" officeooo:paragraph-rsid="0026dec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199cm" style:auto-text-indent="false" style:text-autospace="none" style:writing-mode="lr-tb"/>
      <style:text-properties style:font-name="Arial" officeooo:paragraph-rsid="0028e8a6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199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1.199cm" style:auto-text-indent="false" style:writing-mode="lr-tb"/>
      <style:text-properties style:use-window-font-color="true" style:font-name="Arial" fo:language="ru" fo:country="RU" fo:font-weight="normal" officeooo:rsid="000311d2" officeooo:paragraph-rsid="000311d2" style:font-weight-asian="normal" style:font-weight-complex="normal"/>
    </style:style>
    <style:style style:name="P7" style:family="paragraph" style:parent-style-name="Standard">
      <style:paragraph-properties fo:margin-left="0cm" fo:margin-right="0cm" fo:text-align="end" style:justify-single-word="false" fo:text-indent="1.199cm" style:auto-text-indent="false" style:writing-mode="lr-tb">
        <style:tab-stops/>
      </style:paragraph-properties>
      <style:text-properties style:font-name="Arial" fo:font-weight="bold" officeooo:paragraph-rsid="0005f431" style:font-weight-asian="bold" style:font-weight-complex="bold"/>
    </style:style>
    <style:style style:name="P8" style:family="paragraph" style:parent-style-name="Standard">
      <style:paragraph-properties fo:margin-left="0cm" fo:margin-right="0cm" fo:text-align="end" style:justify-single-word="false" fo:text-indent="1.199cm" style:auto-text-indent="false" style:writing-mode="lr-tb"/>
      <style:text-properties style:font-name="Arial"/>
    </style:style>
    <style:style style:name="P9" style:family="paragraph" style:parent-style-name="Standard">
      <style:paragraph-properties fo:margin-left="0cm" fo:margin-right="0cm" fo:text-align="justify" style:justify-single-word="false" fo:text-indent="1.199cm" style:auto-text-indent="false" style:writing-mode="lr-tb"/>
      <style:text-properties style:font-name="Arial" fo:language="ru" fo:country="RU" fo:font-weight="bold" officeooo:paragraph-rsid="0009498e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199cm" style:auto-text-indent="false" style:writing-mode="lr-tb"/>
      <style:text-properties style:font-name="Arial" fo:language="ru" fo:country="RU"/>
    </style:style>
    <style:style style:name="P11" style:family="paragraph" style:parent-style-name="Standard">
      <style:paragraph-properties fo:margin-left="0cm" fo:margin-right="0cm" fo:text-align="end" style:justify-single-word="false" fo:text-indent="1.199cm" style:auto-text-indent="false" style:writing-mode="lr-tb"/>
      <style:text-properties style:font-name="Arial" fo:language="ru" fo:country="RU"/>
    </style:style>
    <style:style style:name="P12" style:family="paragraph" style:parent-style-name="Standard">
      <style:paragraph-properties fo:margin-left="0cm" fo:margin-right="0cm" fo:text-align="end" style:justify-single-word="false" fo:text-indent="1.199cm" style:auto-text-indent="false" style:writing-mode="lr-tb"/>
      <style:text-properties style:font-name="Arial" fo:language="ru" fo:country="RU" officeooo:rsid="000311d2" officeooo:paragraph-rsid="000311d2"/>
    </style:style>
    <style:style style:name="P13" style:family="paragraph" style:parent-style-name="Standard">
      <style:paragraph-properties fo:margin-left="0cm" fo:margin-right="0cm" fo:text-align="justify" style:justify-single-word="false" fo:text-indent="1.199cm" style:auto-text-indent="false" style:writing-mode="lr-tb"/>
      <style:text-properties fo:color="#ff0000" style:font-name="Arial"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end" style:justify-single-word="false" fo:text-indent="1.199cm" style:auto-text-indent="false" style:writing-mode="lr-tb"/>
      <style:text-properties fo:color="#ff0000" style:font-name="Arial" fo:language="ru" fo:country="RU" fo:font-weight="bold" style:font-weight-asian="bold" style:font-weight-complex="bold"/>
    </style:style>
    <style:style style:name="P1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end" style:justify-single-word="false" fo:text-indent="1.199cm" style:auto-text-indent="false" style:page-number="auto" style:text-autospace="none" style:writing-mode="lr-tb"/>
      <style:text-properties style:font-name="Arial"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11d2"/>
    </style:style>
    <style:style style:name="T3" style:family="text">
      <style:text-properties fo:language="ru" fo:country="RU" officeooo:rsid="00283e98"/>
    </style:style>
    <style:style style:name="T4" style:family="text">
      <style:text-properties fo:language="ru" fo:country="RU" officeooo:rsid="0028e8a6"/>
    </style:style>
    <style:style style:name="T5" style:family="text">
      <style:text-properties fo:language="ru" fo:country="RU" officeooo:rsid="002a78fc"/>
    </style:style>
    <style:style style:name="T6" style:family="text">
      <style:text-properties fo:language="ru" fo:country="RU" officeooo:rsid="002b8a27"/>
    </style:style>
    <style:style style:name="T7" style:family="text">
      <style:text-properties fo:language="ru" fo:country="RU" officeooo:rsid="002c99d6"/>
    </style:style>
    <style:style style:name="T8" style:family="text">
      <style:text-properties fo:color="#ff0000" fo:language="ru" fo:country="RU" officeooo:rsid="000311d2"/>
    </style:style>
    <style:style style:name="T9" style:family="text">
      <style:text-properties fo:color="#ff0000" fo:language="en" fo:country="US" fo:font-weight="bold" officeooo:rsid="000311d2" style:font-weight-asian="bold" style:font-weight-complex="bold"/>
    </style:style>
    <style:style style:name="T10" style:family="text">
      <style:text-properties fo:color="#0000ff" style:font-name="Arial" fo:language="ru" fo:country="RU" style:text-underline-style="solid" style:text-underline-width="auto" style:text-underline-color="font-color"/>
    </style:style>
    <style:style style:name="T11" style:family="text">
      <style:text-properties fo:color="#0000ff" style:font-name="Arial" fo:language="ru" fo:country="RU" style:text-underline-style="solid" style:text-underline-width="auto" style:text-underline-color="font-color" officeooo:rsid="000311d2"/>
    </style:style>
    <style:style style:name="T12" style:family="text">
      <style:text-properties style:font-name="Arial"/>
    </style:style>
    <style:style style:name="T13" style:family="text">
      <style:text-properties style:font-name="Arial" fo:language="ru" fo:country="RU"/>
    </style:style>
    <style:style style:name="T14" style:family="text">
      <style:text-properties style:font-name="Arial" officeooo:rsid="00048348"/>
    </style:style>
    <style:style style:name="T15" style:family="text">
      <style:text-properties officeooo:rsid="000d67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иложение к ОФЕРТЕ НА ЗАКЛЮЧЕНИЕ ДОГОВОРА</text:p>
      <text:p text:style-name="P7"><text:span text:style-name="T1">об использовании онлайн сервиса «Безопасная Сделка»<text:line-break/></text:span><text:span text:style-name="T2">{$num_bs}</text:span><text:span text:style-name="T8"> </text:span><text:span text:style-name="T1">от </text:span><text:span text:style-name="T2">{$date_reserve}</text:span></text:p>
      <text:p text:style-name="P8"><text:span text:style-name="T1">Исполнитель: </text:span><text:span text:style-name="T2">{$fio_frl}</text:span></text:p>
      <text:p text:style-name="P2"/>
      <text:p text:style-name="P2">В соответствии с п.п. 2.2.2., 4.1.1, 4.3 Договора после того, как Заказчик (или Арбитр после арбитражного рассмотрения Сделки) сообщил Обществу о надлежащем выполнении Работы Исполнителем и сдаче результата такой Работы Исполнителем с помощью программно-технических средств Сайта, Общество, действуя как Агент Заказчика, обязано исполнить <text:s/>принятые на себя обязательства, а именно: </text:p>
      <text:p text:style-name="P2"/>
      <text:p text:style-name="P4"><text:span text:style-name="T1">выплатить Исполнителю </text:span><text:span text:style-name="T2">{$fio_frl}</text:span><text:span text:style-name="T9"> </text:span><text:span text:style-name="T1">Стоимость Работы в размере </text:span><text:span text:style-name="T7">{$pricelong_frl}</text:span><text:span text:style-name="T5">{$ndsprice_frl}</text:span><text:bookmark-start text:name="__DdeLink__226_94315028"/><text:span text:style-name="T3">{$ndflprice_frl}</text:span><text:bookmark-end text:name="__DdeLink__226_94315028"/><text:span text:style-name="T3">.</text:span></text:p>
      <text:p text:style-name="P2"/>
      <text:p text:style-name="P5"><text:span text:style-name="T13">Обращаем Ваше внимание на то, что выше указанная сумма будет перечислена на счет реквизиты которого указаны в Вашем Личном кабинете на сайте </text:span><text:a xlink:type="simple" xlink:href="http://www.FL.ru/"><text:span text:style-name="T12">www</text:span></text:a><text:a xlink:type="simple" xlink:href="http://www.FL.ru/"><text:span text:style-name="T13">.</text:span></text:a><text:a xlink:type="simple" xlink:href="http://www.FL.ru/"><text:span text:style-name="T12">FL.</text:span></text:a><text:a xlink:type="simple" xlink:href="http://www.FL.ru/"><text:span text:style-name="T14">ru</text:span></text:a><text:span text:style-name="T13">, только в том случае, если Вы предоставили полную и достоверную информацию о себе и о счете перечисления. В противном случае ООО «Ваан» направит Вам сообщение с просьбой о предоставлении полных и достоверных сведений. Если в течение срока пяти календарных дней такая информация не будет предоставлена, в соответствии с Правилами на сайте </text:span><text:a xlink:type="simple" xlink:href="http://www.FL.ru/"><text:span text:style-name="T10">www.FL</text:span></text:a><text:span text:style-name="T11">.ru</text:span><text:span text:style-name="T13"> ООО «Ваан» будет вынужден вернуть выше указанную сумму Заказчику а Вы можете обратиться за причитающейся Вам суммой <text:s/>непосредственно к Заказчику.</text:span></text:p>
      <text:p text:style-name="P1"/>
      <text:p text:style-name="P3">{$text7_info}</text:p>
      <text:p text:style-name="P1"/>
      <text:p text:style-name="P9"><text:span text:style-name="T15">{$dettitle_frl}</text:span><text:bookmark text:name="__DdeLink__96_1976386258"/><text:bookmark text:name="__DdeLink__94_1976386258"/><text:span text:style-name="T15"> </text:span>Исполнителя для выплаты суммы:</text:p>
      <text:p text:style-name="P6">{$details_frl}</text:p>
      <text:p text:style-name="P13"/>
      <text:p text:style-name="P10"/>
      <text:p text:style-name="P11">С уважением, Генеральный директор ООО «Ваан»</text:p>
      <text:p text:style-name="P11">В.О. Тарханов</text:p>
      <text:p text:style-name="P12">{$date_act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style:text-autospace="ideograph-alpha" style:vertical-align="auto"/>
      <style:text-properties style:font-name="Calibri" fo:font-family="Calibri" style:font-family-generic="swiss" style:font-pitch="variable" fo:font-size="11pt" fo:language="en" fo:country="NZ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fo:language="ru" fo:country="R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2" style:display-name="RTF_Num 2 2" style:family="text">
      <style:text-properties style:use-window-font-color="true" style:font-name-complex="Times New Roman" style:font-family-complex="'Times New Roman', 'Times New Roman'" style:font-family-generic-complex="roman" style:font-pitch-complex="variable"/>
    </style:style>
    <style:style style:name="RTF_5f_Num_20_2_20_3" style:display-name="RTF_Num 2 3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4" style:display-name="RTF_Num 2 4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5" style:display-name="RTF_Num 2 5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6" style:display-name="RTF_Num 2 6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7" style:display-name="RTF_Num 2 7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8" style:display-name="RTF_Num 2 8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RTF_5f_Num_20_2_20_9" style:display-name="RTF_Num 2 9" style:family="text">
      <style:text-properties style:font-name-complex="Times New Roman" style:font-family-complex="'Times New Roman', 'Times New Roman'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, 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 text:start-value="6">
        <style:list-level-properties text:min-label-width="0.635cm"/>
      </text:list-level-style-number>
      <text:list-level-style-number text:level="2" text:style-name="RTF_5f_Num_20_2_20_2" style:num-suffix="." style:num-format="1" text:display-levels="2">
        <style:list-level-properties text:space-before="1.905cm" text:min-label-width="0.635cm"/>
      </text:list-level-style-number>
      <text:list-level-style-number text:level="3" text:style-name="RTF_5f_Num_20_2_20_3" style:num-suffix="." style:num-format="1" text:display-levels="3">
        <style:list-level-properties text:space-before="3.81cm" text:min-label-width="1.27cm"/>
      </text:list-level-style-number>
      <text:list-level-style-number text:level="4" text:style-name="RTF_5f_Num_20_2_20_4" style:num-suffix="." style:num-format="1" text:display-levels="4">
        <style:list-level-properties text:space-before="5.715cm" text:min-label-width="1.27cm"/>
      </text:list-level-style-number>
      <text:list-level-style-number text:level="5" text:style-name="RTF_5f_Num_20_2_20_5" style:num-suffix="." style:num-format="1" text:display-levels="5">
        <style:list-level-properties text:space-before="7.62cm" text:min-label-width="1.905cm"/>
      </text:list-level-style-number>
      <text:list-level-style-number text:level="6" text:style-name="RTF_5f_Num_20_2_20_6" style:num-suffix="." style:num-format="1" text:display-levels="6">
        <style:list-level-properties text:space-before="9.525cm" text:min-label-width="1.905cm"/>
      </text:list-level-style-number>
      <text:list-level-style-number text:level="7" text:style-name="RTF_5f_Num_20_2_20_7" style:num-suffix="." style:num-format="1" text:display-levels="7">
        <style:list-level-properties text:space-before="11.43cm" text:min-label-width="2.54cm"/>
      </text:list-level-style-number>
      <text:list-level-style-number text:level="8" text:style-name="RTF_5f_Num_20_2_20_8" style:num-suffix="." style:num-format="1" text:display-levels="8">
        <style:list-level-properties text:space-before="13.335cm" text:min-label-width="2.54cm"/>
      </text:list-level-style-number>
      <text:list-level-style-number text:level="9" text:style-name="RTF_5f_Num_20_2_20_9" style:num-suffix="." style:num-format="1" text:display-levels="9">
        <style:list-level-properties text:space-before="15.24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251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4-08-17T09:59:00</meta:creation-date>
    <dc:date>2015-01-27T15:50:04.229461532</dc:date>
    <meta:generator>LibreOffice/4.2.7.2$Linux_x86 LibreOffice_project/420m0$Build-2</meta:generator>
    <meta:editing-duration>PT2H18M32S</meta:editing-duration>
    <meta:editing-cycles>38</meta:editing-cycles>
    <meta:document-statistic meta:table-count="0" meta:image-count="0" meta:object-count="0" meta:page-count="1" meta:paragraph-count="12" meta:word-count="185" meta:character-count="1420" meta:non-whitespace-character-count="1244"/>
  </office:meta>
</office:document-meta>
</file>